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2E7FE2B53C509848A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tyle="italic" officeooo:rsid="0008dcf6" officeooo:paragraph-rsid="0008dcf6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dcf6" officeooo:paragraph-rsid="0008dcf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8dcf6" officeooo:paragraph-rsid="0008dcf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8dcf6" officeooo:paragraph-rsid="0008dcf6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 – Table</text:p>
      <text:p text:style-name="P2"/>
      <text:p text:style-name="P4"/>
      <text:p text:style-name="P3"/>
      <text:p text:style-name="P3"><draw:frame draw:style-name="fr1" draw:name="Image1" text:anchor-type="char" svg:width="17cm" svg:height="17.069cm" draw:z-index="0"><draw:image xlink:href="Pictures/10000001000002E4000002E7FE2B53C509848A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08dcf6" officeooo:paragraph-rsid="0008dcf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header-first>
        <text:p text:style-name="MP1">Shivcharan T</text:p>
        <text:p text:style-name="MP1">CSE – B</text:p>
        <text:p text:style-name="MP1">205001100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6:58:43.366663963</meta:creation-date>
    <dc:date>2023-03-29T17:03:43.056037576</dc:date>
    <meta:editing-duration>PT5M4S</meta:editing-duration>
    <meta:editing-cycles>1</meta:editing-cycles>
    <meta:document-statistic meta:table-count="0" meta:image-count="1" meta:object-count="0" meta:page-count="1" meta:paragraph-count="4" meta:word-count="8" meta:character-count="48" meta:non-whitespace-character-count="42"/>
    <meta:generator>LibreOffice/7.3.7.2$Linux_X86_64 LibreOffice_project/30$Build-2</meta:generator>
  </office:meta>
</office:document-meta>
</file>